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9"/>
    <style:style style:name="P77" style:family="paragraph" style:parent-style-name="Standard" style:list-style-name="L6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5.8</text:p>
      <text:list xml:id="list9106555608041652314" text:style-name="L69">
        <text:list-item>
          <text:p text:style-name="P76">fixed a number of bugs in the penumbral curve fit code<text:line-break/></text:p>
        </text:list-item>
      </text:list>
      <text:p text:style-name="Standard">version 3.5.7</text:p>
      <text:list xml:id="list8452237089641865201" text:style-name="L1">
        <text:list-item>
          <text:p text:style-name="P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275554372049135701" text:style-name="L2">
        <text:list-item>
          <text:p text:style-name="P1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8265713578068908523" text:style-name="L3">
        <text:list-item>
          <text:p text:style-name="P1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983120454925245297" text:style-name="L4">
        <text:list-item>
          <text:p text:style-name="P1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239356081380362817" text:style-name="L5">
        <text:list-item>
          <text:p text:style-name="P1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579642962756783090" text:style-name="L6">
        <text:list-item>
          <text:p text:style-name="P1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text:soft-page-break/>we have decided to make the end-point smoothing issue very apparent by doing an automatic 'trim' of the points affected by extrapolation.<text:line-break/></text:p>
        </text:list-item>
      </text:list>
      <text:p text:style-name="Standard">version 3.5.1</text:p>
      <text:list xml:id="list7222331025432444403" text:style-name="L7">
        <text:list-item>
          <text:p text:style-name="P15">Added additional references to the North American Excel Spreadsheet report in the new section of the final report that bangs on about the start-of-exposure timing convention.<text:line-break/></text:p>
        </text:list-item>
      </text:list>
      <text:p text:style-name="Standard">version 3.5.0</text:p>
      <text:list xml:id="list7076281834459383597" text:style-name="L8">
        <text:list-item>
          <text:p text:style-name="P1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6">NEW: when 'trims' have been placed, a 'write csv' process will honor those values and produce a 'trimmed' output file.<text:line-break/></text:p>
        </text:list-item>
        <text:list-item>
          <text:p text:style-name="P16">NEW: when a light curve has been 'normalized', the changed values are written to the data table where, once again, a 'write csv' process will capture the results.<text:line-break/></text:p>
        </text:list-item>
        <text:list-item>
          <text:p text:style-name="P16">Added additional reminders that the start-of-exposure timestamp/timing convention is employed.</text:p>
        </text:list-item>
      </text:list>
      <text:p text:style-name="Standard"/>
      <text:p text:style-name="Standard">version 3.4.9</text:p>
      <text:list xml:id="list1232074017421754786" text:style-name="L9">
        <text:list-item>
          <text:p text:style-name="P17">Added some explanatory language to the “Excel report” section regarding the proper interpretation of the 'false positive probability' number.<text:line-break/></text:p>
        </text:list-item>
      </text:list>
      <text:p text:style-name="Standard">version 3.4.8</text:p>
      <text:list xml:id="list1201215205658812428" text:style-name="L10">
        <text:list-item>
          <text:p text:style-name="P18">This version deals more realistically with high magDrop lightcurves by defining a 'limiting magDrop' as: <text:line-break/><text:line-break/><text:tab/>limMagDrop = 2.5 * log10( B / std(A) ) <text:line-break/><text:line-break/><text:tab/>std(A) is the noise level of A.</text:p>
          <text:p text:style-name="P1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text:soft-page-break/>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9172997041175294940" text:style-name="L11">
        <text:list-item>
          <text:p text:style-name="P19">Automatically loads the correct version of Adv2<text:line-break/></text:p>
        </text:list-item>
      </text:list>
      <text:p text:style-name="Standard">version 3.4.6</text:p>
      <text:list xml:id="list7052161905464714244" text:style-name="L12">
        <text:list-item>
          <text:p text:style-name="P20">Adds AAV Version 2 file as a type that can be read (important when Do OCR check is enabled)</text:p>
        </text:list-item>
      </text:list>
      <text:p text:style-name="Standard"/>
      <text:p text:style-name="Standard">version 3.4.5</text:p>
      <text:list xml:id="list5406655823444310479" text:style-name="L13">
        <text:list-item>
          <text:p text:style-name="P21">Fixes block integration which was failing when more than 4 lightcurves were being processed.<text:line-break/></text:p>
        </text:list-item>
        <text:list-item>
          <text:p text:style-name="P21">Made use diff and Do OCR checkboxes sticky.<text:line-break/></text:p>
        </text:list-item>
      </text:list>
      <text:p text:style-name="Standard">version 3.4.4</text:p>
      <text:list xml:id="list8645898659962296490" text:style-name="L14">
        <text:list-item>
          <text:p text:style-name="P2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687684864065138607" text:style-name="L15">
        <text:list-item>
          <text:p text:style-name="P2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9216812021925666571" text:style-name="L16">
        <text:list-item>
          <text:p text:style-name="P2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text:soft-page-break/>version 3.4.1</text:p>
      <text:list xml:id="list8215962913066537994" text:style-name="L17">
        <text:list-item>
          <text:p text:style-name="P2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503297301469358356" text:style-name="L18">
        <text:list-item>
          <text:p text:style-name="P2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089919274526419697" text:style-name="L19">
        <text:list-item>
          <text:p text:style-name="P27">Automatically installs cv2 if not already present. <text:s/>This package is needed for the new frame view feature.<text:line-break/></text:p>
        </text:list-item>
      </text:list>
      <text:p text:style-name="Standard">version 3.3.8</text:p>
      <text:list xml:id="list3147424005769016707" text:style-name="L20">
        <text:list-item>
          <text:p text:style-name="P2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839290992317254988" text:style-name="L21">
        <text:list-item>
          <text:p text:style-name="P29">A new button (View frame) with an associated spinner for entry of a frame number has been added:</text:p>
          <text:p text:style-name="P29"/>
        </text:list-item>
      </text:list>
      <text:p text:style-name="P6">Use this button to view a frame from the video that was used by PyMovie or Limovie to <text:soft-page-break/>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349711001878963378" text:style-name="L22">
        <text:list-item>
          <text:p text:style-name="P3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779109335558998370" text:style-name="L23">
        <text:list-item>
          <text:p text:style-name="P3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574492648925919100" text:style-name="L24">
        <text:list-item>
          <text:p text:style-name="P32">Adds a false-positive probability calculation and printout in the final report. <text:s/>This number is the fraction of 'false drops' found during the 50,000 tests that are greater than or equal to the drop value extracted from the actual observation.<text:line-break/><text:soft-page-break/></text:p>
        </text:list-item>
      </text:list>
      <text:p text:style-name="Standard">version 3.3.1:</text:p>
      <text:list xml:id="list6932211744733265231" text:style-name="L25">
        <text:list-item>
          <text:p text:style-name="P3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170730444353206334" text:style-name="L26">
        <text:list-item>
          <text:p text:style-name="P34">Changed main plot so that the scroll wheel only zooms the x axis.</text:p>
        </text:list-item>
        <text:list-item>
          <text:p text:style-name="P34">Changed lightcurve plot so that it conforms properly to 'start-of-exposure'.<text:line-break/></text:p>
        </text:list-item>
      </text:list>
      <text:p text:style-name="Standard">version 3.2.8</text:p>
      <text:list xml:id="list5086493433758603672" text:style-name="L27">
        <text:list-item>
          <text:p text:style-name="P35">Changed font size in help files --- it was fine for Mac but too big for Win10<text:line-break/></text:p>
        </text:list-item>
      </text:list>
      <text:p text:style-name="Standard">version 3.2.7</text:p>
      <text:list xml:id="list753779708415710781" text:style-name="L28">
        <text:list-item>
          <text:p text:style-name="P3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248524443169601334" text:style-name="L29">
        <text:list-item>
          <text:p text:style-name="P37">This is a 'cosmetic' release --- there should be NO detectable differences from version 3.2.5 in terms of functionality.</text:p>
        </text:list-item>
        <text:list-item>
          <text:p text:style-name="P37">All python files were brought into compliance with PEP 8 coding standards. <text:s/>Only I care about that.</text:p>
        </text:list-item>
        <text:list-item>
          <text:p text:style-name="P3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7">All this 'cosmetic' work is in preparation for working on PyOTE issues again.<text:line-break/> </text:p>
        </text:list-item>
      </text:list>
      <text:p text:style-name="Standard">version 3.2.5</text:p>
      <text:list xml:id="list2256891255634828184" text:style-name="L30">
        <text:list-item>
          <text:p text:style-name="P3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229904457255771325" text:style-name="L31">
        <text:list-item>
          <text:p text:style-name="P39">Modified the test for newer version to accommodate the different strings returned by pip 18.1 and pip 19.0+</text:p>
        </text:list-item>
        <text:list-item>
          <text:p text:style-name="P39"><text:soft-page-break/>Added ability to invoke PyOTE from PyMovie with an externally supplied csv file that is automatically opened.<text:line-break/></text:p>
        </text:list-item>
      </text:list>
      <text:p text:style-name="Standard">version 3.2.3</text:p>
      <text:list xml:id="list8146900266266247794" text:style-name="L32">
        <text:list-item>
          <text:p text:style-name="P4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0">Added support for the PyMovie csv format<text:line-break/></text:p>
        </text:list-item>
      </text:list>
      <text:p text:style-name="Standard">version 3.2.1</text:p>
      <text:list xml:id="list3656730936434560766" text:style-name="L33">
        <text:list-item>
          <text:p text:style-name="P4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630099923569968501" text:style-name="L34">
        <text:list-item>
          <text:p text:style-name="P42">Changed GUI to better align text on min max edit boxes to avoid confusion.<text:line-break/></text:p>
        </text:list-item>
      </text:list>
      <text:p text:style-name="Standard">version 3.1.9</text:p>
      <text:list xml:id="list2807594855436811492" text:style-name="L35">
        <text:list-item>
          <text:p text:style-name="P43">Fixed a bug in the test for a min/max solution search being constrained by a too large min value.<text:line-break/></text:p>
        </text:list-item>
      </text:list>
      <text:p text:style-name="Standard">version 3.1.8</text:p>
      <text:list xml:id="list3470010071607734529" text:style-name="L36">
        <text:list-item>
          <text:p text:style-name="P44">version 3.1.7 was released without an updated version history. <text:s/>Here is what was changed in 3.1.7:<text:line-break/></text:p>
        </text:list-item>
        <text:list-item>
          <text:p text:style-name="P4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768089749577315198" text:style-name="L37">
        <text:list-item>
          <text:p text:style-name="P45"><text:soft-page-break/>Values entered in the Manual Timestamp Entry dialog box are now 'sticky', thus making corrections easy to do without requiring re-entry of all data. </text:p>
          <text:p text:style-name="P45"><text:line-break/>Also trapped is the case where a user has entered a custom frame time but failed to click the radio button indicating that it is to be used.<text:line-break/></text:p>
        </text:list-item>
      </text:list>
      <text:p text:style-name="Standard">version 3.1.5:</text:p>
      <text:list xml:id="list8018862187430537664" text:style-name="L38">
        <text:list-item>
          <text:p text:style-name="P4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461258818990763965" text:style-name="L39">
        <text:list-item>
          <text:p text:style-name="P47">Fixed error in new dropped reading detection logic when light curve was processed in field mode.<text:line-break/></text:p>
        </text:list-item>
        <text:list-item>
          <text:p text:style-name="P47">Cleaned up some language in tooltips.<text:line-break/></text:p>
        </text:list-item>
      </text:list>
      <text:p text:style-name="Standard">version 3.1.3:</text:p>
      <text:list xml:id="list8003399811767541982" text:style-name="L40">
        <text:list-item>
          <text:p text:style-name="P4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48">Eliminated the 'entry num' column in the data matrix at the lower left of the GUI. The 'entry num' is unused and a possible source of confusion with the frame or field number for the unwary.<text:line-break/></text:p>
        </text:list-item>
        <text:list-item>
          <text:p text:style-name="P4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065566014291498964" text:style-name="L41">
        <text:list-item>
          <text:p text:style-name="P4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soft-page-break/></text:p>
        </text:list-item>
      </text:list>
      <text:p text:style-name="Standard">version 3.1.1:</text:p>
      <text:list xml:id="list4004446972992068775" text:style-name="L42">
        <text:list-item>
          <text:p text:style-name="P5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546060349606070146" text:style-name="L43">
        <text:list-item>
          <text:p text:style-name="P5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632915555831123530" text:style-name="L44">
        <text:list-item>
          <text:p text:style-name="P5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857753513463029997" text:style-name="L45">
        <text:list-item>
          <text:p text:style-name="P5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579922124091057400" text:style-name="L46">
        <text:list-item>
          <text:p text:style-name="P5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text:soft-page-break/>version 2.1.6:</text:p>
      <text:list xml:id="list5996325962535686906" text:style-name="L47">
        <text:list-item>
          <text:p text:style-name="P5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759755754669718097" text:style-name="L48">
        <text:list-item>
          <text:p text:style-name="P56">Disable the Accept integration button when user overrides an automatic block analysis with a manual block selection followed by a click on the Block integrate button.<text:line-break/></text:p>
        </text:list-item>
      </text:list>
      <text:p text:style-name="Standard">version 2.1.4:</text:p>
      <text:list xml:id="list4970299407797626129" text:style-name="L49">
        <text:list-item>
          <text:p text:style-name="P57">Corrected a bug that kept manual selection of block integration from being performed after a refusal to accept the automatic block analysis results.<text:line-break/></text:p>
        </text:list-item>
      </text:list>
      <text:p text:style-name="Standard">version 2.1.3:</text:p>
      <text:list xml:id="list5340945504426003854" text:style-name="L50">
        <text:list-item>
          <text:p text:style-name="P5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156487194999202755" text:style-name="L51">
        <text:list-item>
          <text:p text:style-name="P5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70889823845824602" text:style-name="L52">
        <text:list-item>
          <text:p text:style-name="P60">Added progress bar tracking of block integration analysis because it can take an extended amount of time to complete the analysis when the light curve has many points.<text:line-break/></text:p>
        </text:list-item>
      </text:list>
      <text:p text:style-name="Standard">version 2.1.0</text:p>
      <text:list xml:id="list3460756755451769177" text:style-name="L53">
        <text:list-item>
          <text:p text:style-name="P6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786029154805418295" text:style-name="L54">
        <text:list-item>
          <text:p text:style-name="P62">Made the selection of Tooltip display 'sticky'</text:p>
        </text:list-item>
        <text:list-item>
          <text:p text:style-name="P62">Duration calculation when D and R span midnight now handled correctly</text:p>
        </text:list-item>
      </text:list>
      <text:p text:style-name="Standard"/>
      <text:p text:style-name="Standard">version 2.0.8</text:p>
      <text:list xml:id="list5964789955805295643" text:style-name="L55">
        <text:list-item>
          <text:p text:style-name="P63">toolTips changed to invoke and display in a custom dialog box that can be moved and resized to better accommodate legacy displays</text:p>
        </text:list-item>
        <text:list-item>
          <text:p text:style-name="P63">Calc flash timing calculation fixed to properly deal with the non-integer frame numbers that can result from field processed csv files</text:p>
        </text:list-item>
        <text:list-item>
          <text:p text:style-name="P63">Flash timing has been verified to work with integrated light curves</text:p>
        </text:list-item>
        <text:list-item>
          <text:p text:style-name="P63"><text:soft-page-break/>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682216567194983802" text:style-name="L56">
        <text:list-item>
          <text:p text:style-name="P64">Adds a button to calculate the edge position of an LED timing flash.</text:p>
        </text:list-item>
        <text:list-item>
          <text:p text:style-name="P6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4">Adds a checkbox to force manual entry of timestamp info. <text:s/>This is useful when OCR on a VTI timed light curve has catastrophic errors. <text:s/>It is always employed when using LED flash timing.</text:p>
        </text:list-item>
      </text:list>
      <text:list xml:id="list4463636475696570930" text:style-name="L57">
        <text:list-item>
          <text:p text:style-name="P6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915398658399548607" text:style-name="L58">
        <text:list-item>
          <text:p text:style-name="P6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4857923373106170366" text:style-name="L59">
        <text:list-item>
          <text:p text:style-name="P67">files generated by pyote now contain PYOTE in the filename.<text:line-break/></text:p>
        </text:list-item>
        <text:list-item>
          <text:p text:style-name="P6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880598349237883528" text:style-name="L60">
        <text:list-item>
          <text:p text:style-name="P6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914750644714145322" text:style-name="L61">
        <text:list-item>
          <text:p text:style-name="P69">detects and handles situations in which fewer than 14 baseline points are <text:soft-page-break/>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618143176001094887" text:style-name="L62">
        <text:list-item>
          <text:p text:style-name="P7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972512280438363161" text:style-name="L63">
        <text:list-item>
          <text:p text:style-name="P71">improved handling of D and R region selection so that one cannot enter an invalid configuration --- automatic corrections/changes are applied.<text:line-break/></text:p>
        </text:list-item>
        <text:list-item>
          <text:p text:style-name="P7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7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513936494355879542" text:style-name="L64">
        <text:list-item>
          <text:p text:style-name="P7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2380048839966348613" text:style-name="L65">
        <text:list-item>
          <text:p text:style-name="P7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7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955931629832215735" text:style-name="L66">
        <text:list-item>
          <text:p text:style-name="P7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611401255980791565" text:style-name="L67">
        <text:list-item>
          <text:p text:style-name="P7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9220964730642420745" text:style-name="L68">
        <text:list-item>
          <text:p text:style-name="P7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14T11:33:21</dc:date>
    <meta:editing-cycles>99</meta:editing-cycles>
    <meta:editing-duration>PT21H31M17S</meta:editing-duration>
    <meta:document-statistic meta:table-count="0" meta:image-count="2" meta:object-count="0" meta:page-count="14" meta:paragraph-count="195" meta:word-count="5711" meta:character-count="33342"/>
    <meta:template xlink:type="simple" xlink:actuate="onRequest" xlink:title="" xlink:href="Normal"/>
  </office:meta>
</office:document-meta>
</file>